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 Condensed" fo:font-weight="normal" officeooo:rsid="001e9380" officeooo:paragraph-rsid="001e9380" style:font-weight-asian="normal" style:font-weight-complex="normal"/>
    </style:style>
    <style:style style:name="P2" style:family="paragraph" style:parent-style-name="Standard">
      <style:text-properties style:font-name="Roboto Condensed" fo:font-size="14pt" fo:font-weight="bold" officeooo:rsid="001e9380" officeooo:paragraph-rsid="001e938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Roboto Condensed" fo:font-size="11pt" fo:font-weight="bold" officeooo:rsid="001e9380" officeooo:paragraph-rsid="001e9380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Roboto Condensed" fo:font-size="11pt" fo:font-weight="normal" officeooo:rsid="001e9380" officeooo:paragraph-rsid="001e9380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Roboto Condensed" fo:font-size="11pt" fo:font-weight="normal" officeooo:rsid="001e9380" officeooo:paragraph-rsid="0020b3f2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Roboto Condensed" fo:font-size="11pt" fo:font-weight="normal" officeooo:rsid="001e9380" officeooo:paragraph-rsid="0022a3b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Roboto Condensed" fo:font-size="11pt" fo:font-weight="normal" officeooo:rsid="001f31b7" officeooo:paragraph-rsid="001f31b7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Roboto Condensed" fo:font-size="11pt" fo:font-weight="normal" officeooo:rsid="0022a3b7" officeooo:paragraph-rsid="00241cc6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Roboto Condensed" fo:font-size="11pt" fo:font-weight="normal" officeooo:rsid="0022a3b7" officeooo:paragraph-rsid="0022a3b7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Roboto Condensed" fo:font-size="11pt" fo:font-weight="normal" officeooo:rsid="0024cd58" officeooo:paragraph-rsid="0024cd58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Roboto Condensed" fo:font-size="11pt" fo:font-style="normal" fo:font-weight="normal" officeooo:rsid="001e9380" officeooo:paragraph-rsid="001e938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Roboto Condensed" fo:font-size="11pt" fo:font-style="normal" fo:font-weight="normal" officeooo:rsid="001e9380" officeooo:paragraph-rsid="002b927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Roboto Condensed" fo:font-size="11pt" fo:font-style="normal" fo:font-weight="normal" officeooo:rsid="0022a3b7" officeooo:paragraph-rsid="001f31b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Roboto Condensed" fo:font-size="11pt" fo:font-style="normal" fo:font-weight="bold" officeooo:rsid="001e9380" officeooo:paragraph-rsid="001e9380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1pt" officeooo:paragraph-rsid="001f31b7" style:font-size-asian="11pt" style:font-size-complex="11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weight="normal" officeooo:paragraph-rsid="001e9380" style:font-size-asian="11pt" style:font-weight-asian="normal" style:font-size-complex="11pt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weight="normal" officeooo:rsid="001e9380" officeooo:paragraph-rsid="001e9380" style:font-size-asian="11pt" style:font-weight-asian="normal" style:font-size-complex="11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weight="normal" officeooo:rsid="001f31b7" officeooo:paragraph-rsid="001f31b7" style:font-size-asian="11pt" style:font-weight-asian="normal" style:font-size-complex="11pt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weight="bold" officeooo:rsid="001f31b7" officeooo:paragraph-rsid="001f31b7" style:font-size-asian="11pt" style:font-weight-asian="bold" style:font-size-complex="11pt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style="normal" fo:font-weight="normal" officeooo:rsid="001e9380" officeooo:paragraph-rsid="001e938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Roboto Condensed" fo:font-size="11pt" fo:font-style="normal" fo:font-weight="normal" officeooo:rsid="001e9380" officeooo:paragraph-rsid="001f31b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e93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535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9380" style:font-style-asian="normal" style:font-style-complex="normal"/>
    </style:style>
    <style:style style:name="T6" style:family="text">
      <style:text-properties fo:font-style="normal" officeooo:rsid="001f5356" style:font-style-asian="normal" style:font-style-complex="normal"/>
    </style:style>
    <style:style style:name="T7" style:family="text">
      <style:text-properties fo:font-style="normal" officeooo:rsid="0020b3f2" style:font-style-asian="normal" style:font-style-complex="normal"/>
    </style:style>
    <style:style style:name="T8" style:family="text">
      <style:text-properties fo:font-style="normal" officeooo:rsid="0022a3b7" style:font-style-asian="normal" style:font-style-complex="normal"/>
    </style:style>
    <style:style style:name="T9" style:family="text">
      <style:text-properties fo:font-style="normal" officeooo:rsid="00241cc6" style:font-style-asian="normal" style:font-style-complex="normal"/>
    </style:style>
    <style:style style:name="T10" style:family="text">
      <style:text-properties fo:font-style="normal" officeooo:rsid="0024cd58" style:font-style-asian="normal" style:font-style-complex="normal"/>
    </style:style>
    <style:style style:name="T11" style:family="text">
      <style:text-properties fo:font-style="normal" officeooo:rsid="002a05b9" style:font-style-asian="normal" style:font-style-complex="normal"/>
    </style:style>
    <style:style style:name="T12" style:family="text">
      <style:text-properties fo:font-style="normal" officeooo:rsid="002b9278" style:font-style-asian="normal" style:font-style-complex="normal"/>
    </style:style>
    <style:style style:name="T13" style:family="text">
      <style:text-properties fo:font-style="normal" officeooo:rsid="002dbd60" style:font-style-asian="normal" style:font-style-complex="normal"/>
    </style:style>
    <style:style style:name="T14" style:family="text">
      <style:text-properties style:font-name="Roboto Condensed" fo:font-style="normal" fo:font-weight="normal" officeooo:rsid="001f31b7" style:font-style-asian="normal" style:font-weight-asian="normal" style:font-style-complex="normal" style:font-weight-complex="normal"/>
    </style:style>
    <style:style style:name="T15" style:family="text">
      <style:text-properties style:font-name="Roboto Condensed" fo:font-style="normal" fo:font-weight="normal" officeooo:rsid="001e9380" style:font-style-asian="normal" style:font-weight-asian="normal" style:font-style-complex="normal" style:font-weight-complex="normal"/>
    </style:style>
    <style:style style:name="T16" style:family="text">
      <style:text-properties style:font-name="Roboto Condensed" fo:font-weight="normal" style:font-weight-asian="normal" style:font-weight-complex="normal"/>
    </style:style>
    <style:style style:name="T17" style:family="text">
      <style:text-properties style:font-name="Roboto Condensed" fo:font-weight="normal" officeooo:rsid="001f31b7" style:font-weight-asian="normal" style:font-weight-complex="normal"/>
    </style:style>
    <style:style style:name="T18" style:family="text">
      <style:text-properties officeooo:rsid="00264214"/>
    </style:style>
    <style:style style:name="T19" style:family="text">
      <style:text-properties officeooo:rsid="002b9278"/>
    </style:style>
    <style:style style:name="T20" style:family="text">
      <style:text-properties officeooo:rsid="001f53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 – REDES</text:p>
      <text:p text:style-name="P1"/>
      <text:p text:style-name="P3">Generalidades</text:p>
      <text:p text:style-name="P4"/>
      <text:p text:style-name="P4">1. ¿Qué es un puerto lógico? ¿Cuántos tipos existen y como están numerados?</text:p>
      <text:p text:style-name="P4">2. Enumerá y describí los puertos <text:span text:style-name="T2">bien conocidos</text:span><text:span text:style-name="T4"> más importantes y a qué protocolos están asociados. </text:span><text:span text:style-name="T6">Finalmente, indicá en que capa se desempeña cada uno. </text:span></text:p>
      <text:p text:style-name="P11">3. ¿Qué es un socket?</text:p>
      <text:p text:style-name="P5"><text:span text:style-name="T4">4. </text:span><text:span text:style-name="T7">Definí y establecé diferencias entre una red de conmutación de circuitos y una red de conmutación de paquetes. Da ejemplos de cada una.</text:span></text:p>
      <text:p text:style-name="P7"><text:span text:style-name="T12">5</text:span><text:span text:style-name="T4">. Definí los siguientes términos:</text:span></text:p>
      <text:p text:style-name="P7"><text:span text:style-name="T4"><text:tab/>a. Fragmentación </text:span><text:span text:style-name="T7">IP</text:span><text:span text:style-name="T4"><text:line-break/><text:tab/>b. Encapsulamiento<text:line-break/><text:tab/>c. MTU</text:span></text:p>
      <text:p text:style-name="P13"><text:tab/>d. Multiplexación en redes</text:p>
      <text:p text:style-name="P12"><text:span text:style-name="T19">6. Explicá</text:span> en que consiste <text:span text:style-name="T2">TCP 3-Way Handshake</text:span>, <text:span text:style-name="T20">teniendo en cuentas las </text:span><text:span text:style-name="T3">flags</text:span><text:span text:style-name="T20"> del header TCP</text:span></text:p>
      <text:p text:style-name="P8"><text:span text:style-name="T9">7. </text:span><text:span text:style-name="T4">¿Cuáles son los rangos de direcciones IP </text:span><text:span text:style-name="T11">(v4)</text:span><text:span text:style-name="T4"> según la definición de clases? </text:span><text:span text:style-name="T9">¿Cuáles son los rangos de direcciones IP privadas?</text:span></text:p>
      <text:p text:style-name="P8"><text:span text:style-name="T9">8</text:span><text:span text:style-name="T4">. ¿Qué es CIDR? ¿Qué diferencia mantiene con la notación de clases?</text:span></text:p>
      <text:p text:style-name="P10"><text:span text:style-name="T4">9</text:span><text:span text:style-name="T9">. </text:span><text:span text:style-name="T4">¿Qué es una subred? Explicá en que consisten las subredes físicas y lógicas. </text:span></text:p>
      <text:p text:style-name="P9"><text:span text:style-name="T10">10</text:span><text:span text:style-name="T4">. ¿En que consiste el encaminamiento o enrutamiento?</text:span></text:p>
      <text:p text:style-name="P9"><text:span text:style-name="T10">11</text:span><text:span text:style-name="T4">. Mencioná algunos protocolos de enrutamiento</text:span></text:p>
      <text:p text:style-name="P9"><text:span text:style-name="T10">12</text:span><text:span text:style-name="T4">. ¿Qué es la tabla de enrutamiento?</text:span></text:p>
      <text:p text:style-name="P6"><text:span text:style-name="T10">13</text:span><text:span text:style-name="T8">. Definí los términos NAT, </text:span><text:span text:style-name="T13">PAT</text:span><text:span text:style-name="T8"> y PORT FORWARDING. </text:span></text:p>
      <text:p text:style-name="P11"/>
      <text:p text:style-name="P14">DNS</text:p>
      <text:p text:style-name="P14"/>
      <text:p text:style-name="P16"><text:span text:style-name="T1">1. </text:span>¿<text:span text:style-name="T1">En qué consiste el servicio de</text:span> <text:span text:style-name="T1">DNS</text:span>?</text:p>
      <text:p text:style-name="P16"><text:span text:style-name="T1">2. Definí los siguientes conceptos: </text:span>DNS <text:s/>cache, <text:span text:style-name="T1">DNS</text:span> maestro y <text:span text:style-name="T1">D</text:span>NS esclavo</text:p>
      <text:p text:style-name="P17">3. ¿Qué función cumplen los ROOT Servers? <text:span text:style-name="T18">¿Cuántos son? ¿Cuál es su ubicación geográfica?</text:span></text:p>
      <text:p text:style-name="P16"><text:span text:style-name="T1">4. </text:span>¿Qué son los TDL?¿Y los CCTDL Y GTDL? <text:span text:style-name="T1">Da ejemplos de cada uno</text:span></text:p>
      <text:p text:style-name="P16"><text:span text:style-name="T1">5. </text:span>¿Qué es una zona de autoridad <text:span text:style-name="T1">(SOA)</text:span>?</text:p>
      <text:p text:style-name="P16"><text:span text:style-name="T1">6. </text:span>¿Qué <text:span text:style-name="T1">es un</text:span> <text:span text:style-name="T2">Resource Record</text:span> (RR) <text:span text:style-name="T1">o registro DNS</text:span>?</text:p>
      <text:p text:style-name="P16"><text:span text:style-name="T1">7. </text:span>Hace una tabla de doble entrada con los registros DNS mas usados, indicando su función </text:p>
      <text:p text:style-name="P20">8. Explica paso a paso el proceso de resolución de nombres de dominio desde de que se inicia una petición hasta que finaliza</text:p>
      <text:p text:style-name="P18"><text:span text:style-name="T4">9</text:span><text:span text:style-name="T5">. Definí consulta recursiva e iterativa</text:span></text:p>
      <text:p text:style-name="P21"/>
      <text:p text:style-name="P19"><text:span text:style-name="T5">D</text:span><text:span text:style-name="T4">HCP</text:span></text:p>
      <text:p text:style-name="P15"><text:span text:style-name="T14">1. </text:span><text:span text:style-name="T15">¿Qué es un servidor DHCP? </text:span><text:span text:style-name="T14">¿Qué es APIPA?</text:span><text:span text:style-name="T15"><text:line-break/></text:span><text:span text:style-name="T14">2. Enumerá las v</text:span><text:span text:style-name="T16">entajas de usar un servidor DHCP<text:line-break/></text:span><text:span text:style-name="T17">3. Enumerá los </text:span><text:span text:style-name="T16">distintos parámetros que un servidor DHCP puede conceder a un cliente <text:line-break/></text:span><text:span text:style-name="T17">4. Definí:<text:line-break/><text:tab/>a. </text:span><text:span text:style-name="T16">Ámbito servidor DHCP <text:line-break/><text:tab/></text:span><text:span text:style-name="T17">b. </text:span><text:span text:style-name="T16">Rango servidor DHCP <text:line-break/><text:tab/></text:span><text:span text:style-name="T17">c. </text:span><text:span text:style-name="T16">Concesión o alquiler de direcciones <text:line-break/><text:tab/></text:span><text:span text:style-name="T17">d. </text:span><text:span text:style-name="T16">Reserva de direcciones IP <text:line-break/><text:tab/></text:span><text:span text:style-name="T17">e. </text:span><text:span text:style-name="T16">Exclusión de direcciones IP <text:line-break/></text:span><text:span text:style-name="T17">5. Explicá el funcionamiento del un servidor DHCP, incluyendo una descripción de la función de los paquetes DHCP: </text:span><text:span text:style-name="T16">DHCPDISCOVER, DHCPOFFER, DHCPREQUEST, DHCPACK, DHCPNAK, DHCPDECLINE, DHCPRELEASE </text:span><text:span text:style-name="T17">y </text:span><text:span text:style-name="T16">DHCPIN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2" style:display-name="ListLabel 2" style:family="text">
      <style:text-properties fo:color="#000000" fo:font-size="11pt" style:font-size-asian="11pt" style:font-name-complex="Lohit Devanagari" style:font-family-complex="'Lohit Devanagar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4:38:12.290868381</meta:creation-date>
    <dc:date>2018-08-17T15:54:06.297620921</dc:date>
    <meta:editing-duration>PT18M1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378" meta:character-count="2259" meta:non-whitespace-character-count="1889"/>
  </office:meta>
</office:document-meta>
</file>